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4.957cm" fo:min-width="9.279cm"/>
    </style:style>
    <style:style style:name="gr2" style:family="graphic" style:parent-style-name="standard">
      <style:graphic-properties draw:stroke="none" draw:fill="hatch" draw:fill-hatch-name="Black_20_-45_20_Degrees" draw:fill-hatch-solid="false" draw:textarea-horizontal-align="justify" draw:textarea-vertical-align="middle" draw:auto-grow-height="false" fo:min-height="4.957cm" fo:min-width="4.887cm"/>
    </style:style>
    <style:style style:name="gr3" style:family="graphic" style:parent-style-name="standard">
      <style:graphic-properties draw:stroke="none" svg:stroke-color="#000000" draw:fill="none" draw:fill-color="#ffffff" fo:min-height="5.16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marker-end="Dimension_20_Lines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Dimension_20_Lines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4.23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8.64cm" fo:min-width="16.899cm"/>
    </style:style>
    <style:style style:name="gr11" style:family="graphic" style:parent-style-name="standard">
      <style:graphic-properties draw:stroke="solid" draw:stroke-dash="Fine_20_Dashed" svg:stroke-width="0.254cm" svg:stroke-color="#000000" draw:marker-start-width="0.965cm" draw:marker-end-width="0.965cm" draw:fill="hatch" draw:fill-hatch-name="Black_20_45_20_Degrees" draw:textarea-horizontal-align="justify" draw:textarea-vertical-align="middle" draw:auto-grow-height="false" fo:min-height="2.863cm" fo:min-width="2.975cm" fo:padding-top="0.252cm" fo:padding-bottom="0.252cm" fo:padding-left="0.377cm" fo:padding-right="0.377cm"/>
    </style:style>
    <style:style style:name="gr12" style:family="graphic" style:parent-style-name="standard">
      <style:graphic-properties draw:stroke="solid" draw:stroke-dash="Fine_20_Dashed" svg:stroke-width="0.254cm" svg:stroke-color="#000000" draw:marker-start-width="0.965cm" draw:marker-end-width="0.965cm" draw:fill="hatch" draw:fill-hatch-name="Black_20_-45_20_Degrees" draw:fill-hatch-solid="false" draw:textarea-horizontal-align="justify" draw:textarea-vertical-align="middle" draw:auto-grow-height="false" fo:min-height="2.863cm" fo:min-width="1.414cm" fo:padding-top="0.252cm" fo:padding-bottom="0.252cm" fo:padding-left="0.377cm" fo:padding-right="0.377cm"/>
    </style:style>
    <style:style style:name="gr13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5.378cm" fo:min-width="2.975cm"/>
    </style:style>
    <style:style style:name="gr14" style:family="graphic" style:parent-style-name="standard">
      <style:graphic-properties draw:stroke="none" draw:fill="hatch" draw:fill-hatch-name="Black_20_-45_20_Degrees" draw:fill-hatch-solid="false" draw:textarea-horizontal-align="justify" draw:textarea-vertical-align="middle" draw:auto-grow-height="false" fo:min-height="5.378cm" fo:min-width="1.414cm"/>
    </style:style>
    <style:style style:name="gr15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5.911cm" fo:min-width="3.295cm"/>
    </style:style>
    <style:style style:name="gr16" style:family="graphic" style:parent-style-name="standard">
      <style:graphic-properties draw:stroke="none" draw:fill="hatch" draw:fill-hatch-name="Black_20_-45_20_Degrees" draw:fill-hatch-solid="false" draw:textarea-horizontal-align="justify" draw:textarea-vertical-align="middle" draw:auto-grow-height="false" fo:min-height="5.911cm" fo:min-width="1.59cm"/>
    </style:style>
    <style:style style:name="gr1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2.35cm" fo:min-width="3.295cm"/>
    </style:style>
    <style:style style:name="gr18" style:family="graphic" style:parent-style-name="standard">
      <style:graphic-properties draw:stroke="none" draw:fill="hatch" draw:fill-hatch-name="Black_20_-45_20_Degrees" draw:fill-hatch-solid="false" draw:textarea-horizontal-align="justify" draw:textarea-vertical-align="middle" draw:auto-grow-height="false" fo:min-height="2.35cm" fo:min-width="1.59cm"/>
    </style:style>
    <style:style style:name="gr19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3.879cm" fo:min-width="3.295cm"/>
    </style:style>
    <style:style style:name="gr20" style:family="graphic" style:parent-style-name="standard">
      <style:graphic-properties draw:stroke="none" draw:fill="hatch" draw:fill-hatch-name="Black_20_-45_20_Degrees" draw:fill-hatch-solid="false" draw:textarea-horizontal-align="justify" draw:textarea-vertical-align="middle" draw:auto-grow-height="false" fo:min-height="3.879cm" fo:min-width="1.59cm"/>
    </style:style>
    <style:style style:name="gr2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4.378cm" fo:min-width="3.295cm"/>
    </style:style>
    <style:style style:name="gr22" style:family="graphic" style:parent-style-name="standard">
      <style:graphic-properties draw:stroke="none" draw:fill="hatch" draw:fill-hatch-name="Black_20_-45_20_Degrees" draw:fill-hatch-solid="false" draw:textarea-horizontal-align="justify" draw:textarea-vertical-align="middle" draw:auto-grow-height="false" fo:min-height="4.378cm" fo:min-width="1.59cm"/>
    </style:style>
    <style:style style:name="gr23" style:family="graphic" style:parent-style-name="standard">
      <style:graphic-properties draw:stroke="none" svg:stroke-color="#000000" draw:fill="none" draw:fill-color="#ffffff" fo:min-height="0.854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hatch" draw:fill-hatch-name="Black_20_-45_20_Degrees" draw:fill-hatch-solid="false"/>
      <style:paragraph-properties fo:text-align="center"/>
    </style:style>
    <style:style style:name="P3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urier 10 Pitch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5.207cm" svg:x="2.571cm" svg:y="6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87cm" svg:height="5.207cm" svg:x="12.324cm" svg:y="6.80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8.781cm" svg:height="5.41cm" svg:x="1.219cm" svg:y="1.253cm">
          <draw:text-box>
            <text:p><text:span text:style-name="T1">Scomcom is a Static COMmon COMpany of which d, as in decentralization is set only once and equals x*y/t, where </text:span></text:p>
            <text:p><text:span text:style-name="T1">x is the number of its peer owners, each of which has the same number of shares, </text:span></text:p>
            <text:p><text:span text:style-name="T1">y is the number of shares per peer and </text:span></text:p>
            <text:p><text:span text:style-name="T1">t is the number of its shares.</text:span></text:p>
          </draw:text-box>
        </draw:frame>
        <draw:frame draw:style-name="gr4" draw:text-style-name="P4" draw:layer="layout" svg:width="0.889cm" svg:height="1.016cm" svg:x="1.508cm" svg:y="8.385cm">
          <draw:text-box>
            <text:p>y</text:p>
          </draw:text-box>
        </draw:frame>
        <draw:frame draw:style-name="gr4" draw:text-style-name="P4" draw:layer="layout" svg:width="0.889cm" svg:height="1.016cm" svg:x="6.639cm" svg:y="12.172cm">
          <draw:text-box>
            <text:p>X</text:p>
          </draw:text-box>
        </draw:frame>
        <draw:line draw:style-name="gr5" draw:text-style-name="P5" draw:layer="layout" svg:x1="12.303cm" svg:y1="6.553cm" svg:x2="12.303cm" svg:y2="12.276cm">
          <text:p/>
        </draw:line>
        <draw:frame draw:style-name="gr6" draw:text-style-name="P4" draw:layer="layout" svg:width="1.143cm" svg:height="0.962cm" svg:x="11.922cm" svg:y="12.738cm">
          <draw:text-box>
            <text:p>d</text:p>
          </draw:text-box>
        </draw:frame>
        <draw:line draw:style-name="gr7" draw:text-style-name="P5" draw:layer="layout" svg:x1="7.604cm" svg:y1="12.576cm" svg:x2="12.303cm" svg:y2="12.576cm">
          <text:p/>
        </draw:line>
        <draw:line draw:style-name="gr8" draw:text-style-name="P5" draw:layer="layout" svg:x1="6.404cm" svg:y1="12.576cm" svg:x2="2.524cm" svg:y2="12.576cm">
          <text:p/>
        </draw:line>
        <draw:line draw:style-name="gr7" draw:text-style-name="P5" draw:layer="layout" svg:x1="1.889cm" svg:y1="9.528cm" svg:x2="1.879cm" svg:y2="12.23cm">
          <text:p/>
        </draw:line>
        <draw:line draw:style-name="gr7" draw:text-style-name="P5" draw:layer="layout" svg:x1="1.916cm" svg:y1="8.766cm" svg:x2="1.935cm" svg:y2="6.761cm">
          <text:p/>
        </draw:line>
        <draw:frame draw:style-name="gr9" draw:text-style-name="P3" draw:layer="layout" svg:width="19.211cm" svg:height="4.673cm" svg:x="1.22cm" svg:y="13.753cm">
          <draw:text-box>
            <text:p><text:span text:style-name="T1">Scomcom platform is a company of which all owners are ScomCom, of which at list one is its founder/s which sets its articles of association and then maintaining the </text:span><text:span text:style-name="T1">articles</text:span><text:span text:style-name="T1">, where each </text:span><text:span text:style-name="T1">vote on any of </text:span><text:span text:style-name="T1">its important decisions is of one of its owners or their owners.</text:span></text:p>
          </draw:text-box>
        </draw:frame>
        <draw:custom-shape draw:style-name="gr10" draw:text-style-name="P5" draw:layer="layout" svg:width="17.399cm" svg:height="8.89cm" svg:x="2.016cm" svg:y="18.54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475cm" svg:height="3.113cm" svg:x="2.097cm" svg:y="18.67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914cm" svg:height="3.113cm" svg:x="5.563cm" svg:y="18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" draw:layer="layout" svg:width="3.475cm" svg:height="5.628cm" svg:x="2.07cm" svg:y="21.80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14cm" svg:height="5.628cm" svg:x="5.536cm" svg:y="21.8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3.795cm" svg:height="6.161cm" svg:x="7.57cm" svg:y="18.60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09cm" svg:height="6.161cm" svg:x="11.356cm" svg:y="18.6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3.795cm" svg:height="2.6cm" svg:x="7.57cm" svg:y="24.86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2.09cm" svg:height="2.6cm" svg:x="11.356cm" svg:y="24.8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" draw:layer="layout" svg:width="3.795cm" svg:height="4.129cm" svg:x="13.47cm" svg:y="18.6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2.09cm" svg:height="4.129cm" svg:x="17.256cm" svg:y="18.6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1" draw:layer="layout" svg:width="3.795cm" svg:height="4.628cm" svg:x="13.47cm" svg:y="22.80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2.09cm" svg:height="4.628cm" svg:x="17.256cm" svg:y="22.807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3" draw:layer="layout" svg:width="3.497cm" svg:height="1.104cm" svg:x="17.021cm" svg:y="12.054cm">
          <draw:text-box>
            <text:p><text:span text:style-name="T1">t/y=x/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7T17:13:34.324620818</meta:creation-date>
    <dc:date>2020-06-07T19:18:32.258401407</dc:date>
    <meta:editing-duration>PT57M19S</meta:editing-duration>
    <meta:editing-cycles>19</meta:editing-cycles>
    <meta:generator>LibreOffice/5.1.6.2$Linux_X86_64 LibreOffice_project/10m0$Build-2</meta:generator>
    <meta:document-statistic meta:object-count="32"/>
  </office:meta>
</office:document-meta>
</file>